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style:font-name="Ubuntu" officeooo:rsid="000504c1" officeooo:paragraph-rsid="000504c1"/>
    </style:style>
    <style:style style:name="P2" style:family="paragraph" style:parent-style-name="Preformatted_20_Text">
      <style:text-properties style:font-name="Ubuntu" officeooo:rsid="00062b9c" officeooo:paragraph-rsid="00062b9c"/>
    </style:style>
    <style:style style:name="P3" style:family="paragraph" style:parent-style-name="Preformatted_20_Text">
      <style:text-properties style:font-name="Ubuntu" officeooo:rsid="0007a63e" officeooo:paragraph-rsid="0007a63e"/>
    </style:style>
    <style:style style:name="T1" style:family="text">
      <style:text-properties officeooo:rsid="0006de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mux</text:p>
      <text:p text:style-name="P2">(on root directory) source my_project_venv/bin/activate</text:p>
      <text:p text:style-name="P2">Cd quotation_maker</text:p>
      <text:p text:style-name="P2">cd my-first-blog</text:p>
      <text:p text:style-name="P2"/>
      <text:p text:style-name="P1">python ~/quotation_maker/my-first-<text:span text:style-name="T1">b</text:span>log/manage.py runserver 0.0.0.0:8000 --insecur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7:39:42.300371943</meta:creation-date>
    <dc:date>2019-08-05T21:46:20.498994258</dc:date>
    <meta:editing-duration>PT45M1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6" meta:character-count="175" meta:non-whitespace-character-count="165"/>
  </office:meta>
</office:document-meta>
</file>